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istenerServerHttpResponse.AbstractListenerServerHttpResponse( DataBufferFactory bufferFactory ,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enerServerHttpResponse.writeWithInternal( Publisher &lt; ? extends DataBuffer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enerServerHttpResponse.AbstractListenerServerHttpResponse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enerServerHttpResponse.writeAndFlushWithInternal( Publisher &lt; ? extends Publisher &lt; ? extends DataBuffer &gt; &gt; bod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